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22T10:40:23.608391788</dc:date>
    <meta:editing-duration>PT2M24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165cm" svg:y="0.316cm" chart:style-name="ch2">
          <text:p>Walnut Brown Ale Feb 21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9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